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7-22T17:05:22.37">
            <text:p>2020/7/22 17:05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544cm" draw:caption-point-x="-0.61cm" draw:caption-point-y="0.537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7-22T17:05:22.46">
            <text:p>20/07/22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7">
            <text:p>07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7-19T11:21:10.7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9T12:29:11.72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/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/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7-22T17:05:22.52">
            <text:p>2020/7/22 17:05</text:p>
          </table:table-cell>
          <table:table-cell table:formula="of:=NOW()" office:value-type="date" office:date-value="2020-07-22T17:05:22.52">
            <text:p>2020/7/22 17:05</text:p>
          </table:table-cell>
          <table:table-cell table:formula="of:=NOW()" office:value-type="date" office:date-value="2020-07-22T17:05:22.52">
            <text:p>2020/7/22 17:0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7-22T17:05:22.62">
            <text:p>2020/7/22 17:05</text:p>
          </table:table-cell>
          <table:table-cell table:formula="of:=NOW()" office:value-type="date" office:date-value="2020-07-22T17:05:22.62">
            <text:p>2020/7/22 17:05</text:p>
          </table:table-cell>
          <table:table-cell table:formula="of:=NOW()" office:value-type="date" office:date-value="2020-07-22T17:05:22.62">
            <text:p>2020/7/22 17:0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37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7-22T17:05:22.69">
            <text:p>2020/7/22 17:05</text:p>
          </table:table-cell>
          <table:table-cell table:style-name="ce9" table:formula="of:=NOW()" office:value-type="date" office:date-value="2020-07-22T17:05:22.69">
            <text:p>2020/7/22 17:05</text:p>
          </table:table-cell>
          <table:table-cell table:style-name="ce9" table:formula="of:=NOW()" office:value-type="date" office:date-value="2020-07-22T17:05:22.69">
            <text:p>2020/7/22 17:0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2">2020/07/22</text:date>, <text:time>17:05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7-22T17:05:22.13</dc:date>
    <dc:creator>iwabuchi ken</dc:creator>
    <meta:editing-duration>P1DT20H5M29S</meta:editing-duration>
    <meta:editing-cycles>106</meta:editing-cycles>
    <meta:generator>OpenOffice/4.1.3$Win32 OpenOffice.org_project/413m1$Build-9783</meta:generator>
    <meta:document-statistic meta:table-count="6" meta:cell-count="6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